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font-ibm-plex-mono" svg:font-family="'var font-ibm-plex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268cm" table:align="left"/>
    </style:style>
    <style:style style:name="Table1.A" style:family="table-column">
      <style:table-column-properties style:column-width="2.903cm"/>
    </style:style>
    <style:style style:name="Table1.B" style:family="table-column">
      <style:table-column-properties style:column-width="13.36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292cm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6.16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b7be" officeooo:paragraph-rsid="0001b7be"/>
    </style:style>
    <style:style style:name="P2" style:family="paragraph" style:parent-style-name="Standard">
      <style:text-properties officeooo:paragraph-rsid="0001b7be"/>
    </style:style>
    <style:style style:name="P3" style:family="paragraph" style:parent-style-name="Standard">
      <style:text-properties officeooo:rsid="0001b7be" officeooo:paragraph-rsid="0001b7be" fo:background-color="#ffff00"/>
    </style:style>
    <style:style style:name="P4" style:family="paragraph" style:parent-style-name="Heading_20_3">
      <style:text-properties officeooo:paragraph-rsid="0001b7be"/>
    </style:style>
    <style:style style:name="P5" style:family="paragraph" style:parent-style-name="Heading_20_4">
      <style:text-properties officeooo:paragraph-rsid="0001b7be"/>
    </style:style>
    <style:style style:name="P6" style:family="paragraph" style:parent-style-name="Standard">
      <style:text-properties officeooo:paragraph-rsid="0001b7be"/>
    </style:style>
    <style:style style:name="P7" style:family="paragraph" style:parent-style-name="Standard">
      <style:text-properties officeooo:rsid="000d9389" officeooo:paragraph-rsid="000d9389" fo:background-color="#ffff00"/>
    </style:style>
    <style:style style:name="P8" style:family="paragraph" style:parent-style-name="Standard">
      <style:text-properties officeooo:paragraph-rsid="0001b7be" fo:background-color="#ffff00"/>
    </style:style>
    <style:style style:name="P9" style:family="paragraph" style:parent-style-name="Text_20_body">
      <style:text-properties officeooo:paragraph-rsid="0001b7be"/>
    </style:style>
    <style:style style:name="P10" style:family="paragraph" style:parent-style-name="Text_20_body" style:list-style-name="L2"/>
    <style:style style:name="P11" style:family="paragraph" style:parent-style-name="Text_20_body">
      <style:text-properties officeooo:paragraph-rsid="0001b7be" fo:background-color="#ffff00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paragraph-rsid="0001b7be" style:font-weight-asian="bold" style:font-weight-complex="bold"/>
    </style:style>
    <style:style style:name="P16" style:family="paragraph" style:parent-style-name="Text_20_body" style:list-style-name="L5">
      <style:text-properties fo:font-weight="bold" style:font-weight-asian="bold" style:font-weight-complex="bold"/>
    </style:style>
    <style:style style:name="P17" style:family="paragraph" style:parent-style-name="Text_20_body" style:list-style-name="L6">
      <style:text-properties fo:font-weight="bold" style:font-weight-asian="bold" style:font-weight-complex="bold"/>
    </style:style>
    <style:style style:name="P18" style:family="paragraph" style:parent-style-name="Text_20_body" style:list-style-name="L7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>
      <style:text-properties officeooo:paragraph-rsid="000e3336"/>
    </style:style>
    <style:style style:name="P28" style:family="paragraph" style:parent-style-name="Text_20_body" style:list-style-name="L4">
      <style:paragraph-properties fo:margin-top="0cm" fo:margin-bottom="0cm" loext:contextual-spacing="false"/>
    </style:style>
    <style:style style:name="P29" style:family="paragraph" style:parent-style-name="Text_20_body" style:list-style-name="L5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0" style:family="paragraph" style:parent-style-name="Text_20_body" style:list-style-name="L6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1" style:family="paragraph" style:parent-style-name="Text_20_body" style:list-style-name="L7">
      <style:paragraph-properties fo:margin-top="0cm" fo:margin-bottom="0cm" loext:contextual-spacing="false"/>
    </style:style>
    <style:style style:name="P32" style:family="paragraph" style:parent-style-name="Text_20_body" style:list-style-name="L11">
      <style:paragraph-properties fo:margin-top="0cm" fo:margin-bottom="0cm" loext:contextual-spacing="false"/>
    </style:style>
    <style:style style:name="P33" style:family="paragraph" style:parent-style-name="Text_20_body" style:list-style-name="L13">
      <style:paragraph-properties fo:margin-top="0cm" fo:margin-bottom="0cm" loext:contextual-spacing="false"/>
    </style:style>
    <style:style style:name="P34" style:family="paragraph" style:parent-style-name="Text_20_body" style:list-style-name="L14">
      <style:paragraph-properties fo:margin-top="0cm" fo:margin-bottom="0cm" loext:contextual-spacing="false"/>
    </style:style>
    <style:style style:name="P35" style:family="paragraph" style:parent-style-name="Text_20_body">
      <style:paragraph-properties fo:margin-top="0cm" fo:margin-bottom="0cm" loext:contextual-spacing="false" fo:orphans="1"/>
    </style:style>
    <style:style style:name="P36" style:family="paragraph" style:parent-style-name="Text_20_body" style:list-style-name="L14">
      <style:paragraph-properties fo:margin-top="0cm" fo:margin-bottom="0cm" loext:contextual-spacing="false" fo:orphans="1"/>
    </style:style>
    <style:style style:name="P37" style:family="paragraph" style:parent-style-name="Text_20_body" style:list-style-name="L17">
      <style:paragraph-properties fo:margin-top="0cm" fo:margin-bottom="0cm" loext:contextual-spacing="false"/>
    </style:style>
    <style:style style:name="P38" style:family="paragraph" style:parent-style-name="Text_20_body" style:list-style-name="L18">
      <style:paragraph-properties fo:margin-top="0cm" fo:margin-bottom="0cm" loext:contextual-spacing="false"/>
    </style:style>
    <style:style style:name="P39" style:family="paragraph" style:parent-style-name="Text_20_body" style:list-style-name="L19">
      <style:paragraph-properties fo:margin-top="0cm" fo:margin-bottom="0cm" loext:contextual-spacing="false"/>
    </style:style>
    <style:style style:name="P40" style:family="paragraph" style:parent-style-name="Text_20_body" style:list-style-name="L20">
      <style:paragraph-properties fo:margin-top="0cm" fo:margin-bottom="0cm" loext:contextual-spacing="false"/>
    </style:style>
    <style:style style:name="P41" style:family="paragraph" style:parent-style-name="Text_20_body">
      <style:paragraph-properties fo:margin-top="0cm" fo:margin-bottom="0.247cm" loext:contextual-spacing="false"/>
    </style:style>
    <style:style style:name="P42" style:family="paragraph" style:parent-style-name="Text_20_body" style:list-style-name="L14">
      <style:paragraph-properties fo:margin-top="0cm" fo:margin-bottom="0.247cm" loext:contextual-spacing="false"/>
    </style:style>
    <style:style style:name="T1" style:family="text">
      <style:text-properties officeooo:rsid="0001b7be"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style:font-name="var font-ibm-plex-mono" loext:padding="0cm" loext:border="none"/>
    </style:style>
    <style:style style:name="T4" style:family="text">
      <style:text-properties fo:color="#c678dd" style:font-name="var font-ibm-plex-mono" loext:padding="0cm" loext:border="none"/>
    </style:style>
    <style:style style:name="T5" style:family="text">
      <style:text-properties fo:color="#d19a66" style:font-name="var font-ibm-plex-mono" loext:padding="0cm" loext:border="none"/>
    </style:style>
    <style:style style:name="T6" style:family="text">
      <style:text-properties officeooo:rsid="000e333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Intrinsics</text:span> (also called <text:span text:style-name="Strong_20_Emphasis">intrinsic functions</text:span>) are special functions provided by compilers that map directly to specific CPU instructions, typically <text:span text:style-name="Strong_20_Emphasis">SIMD (Single Instruction, Multiple Data)</text:span> or <text:span text:style-name="Strong_20_Emphasis">low-level machine instructions</text:span>. They allow you to <text:span text:style-name="Strong_20_Emphasis">optimize performance</text:span> by writing <text:span text:style-name="Strong_20_Emphasis">C/C++ code</text:span> that takes advantage of <text:span text:style-name="Strong_20_Emphasis">CPU-specific features</text:span> like <text:span text:style-name="Strong_20_Emphasis">vectorization</text:span>, <text:span text:style-name="Strong_20_Emphasis">parallelism</text:span>, and <text:span text:style-name="Strong_20_Emphasis">bit manipulation</text:span>—without writing full assembly code.</text:p>
      <text:p text:style-name="Standard"/>
      <text:h text:style-name="Heading_20_3" text:outline-level="3">Types of Intrinsics (by CPU Instruction Sets)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267401231024"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267401302880">
          <table:table-cell table:style-name="Table1.A1" office:value-type="string">
            <text:p text:style-name="Table_20_Contents"><text:span text:style-name="Strong_20_Emphasis">MMX</text:span></text:p>
          </table:table-cell>
          <table:table-cell table:style-name="Table1.A1" office:value-type="string">
            <text:p text:style-name="Table_20_Contents">Early SIMD for multimedia; obsolete on modern systems</text:p>
          </table:table-cell>
        </table:table-row>
        <table:table-row table:style-name="TableLine94267401303232">
          <table:table-cell table:style-name="Table1.A1" office:value-type="string">
            <text:p text:style-name="Table_20_Contents"><text:span text:style-name="Strong_20_Emphasis">SSE / SSE2/3/4</text:span></text:p>
          </table:table-cell>
          <table:table-cell table:style-name="Table1.A1" office:value-type="string">
            <text:p text:style-name="Table_20_Contents">Streaming SIMD Extensions; 128-bit wide vector operations</text:p>
          </table:table-cell>
        </table:table-row>
        <table:table-row table:style-name="TableLine94267401303760">
          <table:table-cell table:style-name="Table1.A1" office:value-type="string">
            <text:p text:style-name="Table_20_Contents"><text:span text:style-name="Strong_20_Emphasis">AVX / AVX2</text:span></text:p>
          </table:table-cell>
          <table:table-cell table:style-name="Table1.A1" office:value-type="string">
            <text:p text:style-name="Table_20_Contents">Advanced Vector Extensions; 256-bit wide operations</text:p>
          </table:table-cell>
        </table:table-row>
        <table:table-row table:style-name="TableLine94267401304400">
          <table:table-cell table:style-name="Table1.A1" office:value-type="string">
            <text:p text:style-name="Table_20_Contents"><text:span text:style-name="Strong_20_Emphasis">AVX-512</text:span></text:p>
          </table:table-cell>
          <table:table-cell table:style-name="Table1.A1" office:value-type="string">
            <text:p text:style-name="Table_20_Contents">512-bit SIMD; used in HPC and AI workloads</text:p>
          </table:table-cell>
        </table:table-row>
        <table:table-row table:style-name="TableLine94267401305040">
          <table:table-cell table:style-name="Table1.A1" office:value-type="string">
            <text:p text:style-name="Table_20_Contents"><text:span text:style-name="Strong_20_Emphasis">NEON (ARM)</text:span></text:p>
          </table:table-cell>
          <table:table-cell table:style-name="Table1.A1" office:value-type="string">
            <text:p text:style-name="Table_20_Contents">SIMD for ARM processors (used in mobile and embedded)</text:p>
          </table:table-cell>
        </table:table-row>
        <table:table-row table:style-name="TableLine94267401305792">
          <table:table-cell table:style-name="Table1.A1" office:value-type="string">
            <text:p text:style-name="Table_20_Contents"><text:span text:style-name="Strong_20_Emphasis">BMI / BMI2</text:span></text:p>
          </table:table-cell>
          <table:table-cell table:style-name="Table1.A1" office:value-type="string">
            <text:p text:style-name="Table_20_Contents">Bit Manipulation Instructions for efficient bit-level processing</text:p>
          </table:table-cell>
        </table:table-row>
        <table:table-row table:style-name="TableLine94267401306592">
          <table:table-cell table:style-name="Table1.A1" office:value-type="string">
            <text:p text:style-name="Table_20_Contents"><text:span text:style-name="Strong_20_Emphasis">FMA</text:span></text:p>
          </table:table-cell>
          <table:table-cell table:style-name="Table1.A1" office:value-type="string">
            <text:p text:style-name="Table_20_Contents">Fused Multiply-Add for reduced rounding and speed (e.g., <text:span text:style-name="Source_20_Text">a*b + c</text:span> in one)</text:p>
          </table:table-cell>
        </table:table-row>
        <table:table-row table:style-name="TableLine94267401307392">
          <table:table-cell table:style-name="Table1.A1" office:value-type="string">
            <text:p text:style-name="Table_20_Contents"><text:span text:style-name="Strong_20_Emphasis">AES-NI</text:span></text:p>
          </table:table-cell>
          <table:table-cell table:style-name="Table1.A1" office:value-type="string">
            <text:p text:style-name="Table_20_Contents">Hardware acceleration for AES encryption</text:p>
          </table:table-cell>
        </table:table-row>
        <table:table-row table:style-name="TableLine94267401308112">
          <table:table-cell table:style-name="Table1.A1" office:value-type="string">
            <text:p text:style-name="Table_20_Contents"><text:span text:style-name="Strong_20_Emphasis">SHA Intrinsics</text:span></text:p>
          </table:table-cell>
          <table:table-cell table:style-name="Table1.A1" office:value-type="string">
            <text:p text:style-name="Table_20_Contents">Hardware support for SHA hash algorithms (e.g., SHA-1, SHA-256)</text:p>
          </table:table-cell>
        </table:table-row>
      </table:table>
      <text:p text:style-name="Standard"/>
      <text:h text:style-name="Heading_20_3" text:outline-level="3">Intrinsics Headers (x86)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4267401309184">
            <table:table-cell table:style-name="Table2.A1" office:value-type="string">
              <text:p text:style-name="Table_20_Heading">Header File</text:p>
            </table:table-cell>
            <table:table-cell table:style-name="Table2.A1" office:value-type="string">
              <text:p text:style-name="Table_20_Heading">Used For</text:p>
            </table:table-cell>
          </table:table-row>
        </table:table-header-rows>
        <table:table-row table:style-name="TableLine94267401330864">
          <table:table-cell table:style-name="Table2.A1" office:value-type="string">
            <text:p text:style-name="Table_20_Contents"><text:span text:style-name="Source_20_Text">mmintrin.h</text:span></text:p>
          </table:table-cell>
          <table:table-cell table:style-name="Table2.A1" office:value-type="string">
            <text:p text:style-name="Table_20_Contents">MMX</text:p>
          </table:table-cell>
        </table:table-row>
        <table:table-row table:style-name="TableLine94267401331216">
          <table:table-cell table:style-name="Table2.A1" office:value-type="string">
            <text:p text:style-name="Table_20_Contents"><text:span text:style-name="Source_20_Text">xmmintrin.h</text:span></text:p>
          </table:table-cell>
          <table:table-cell table:style-name="Table2.A1" office:value-type="string">
            <text:p text:style-name="Table_20_Contents">SSE</text:p>
          </table:table-cell>
        </table:table-row>
        <table:table-row table:style-name="TableLine94267401331744">
          <table:table-cell table:style-name="Table2.A1" office:value-type="string">
            <text:p text:style-name="Table_20_Contents"><text:span text:style-name="Source_20_Text">emmintrin.h</text:span></text:p>
          </table:table-cell>
          <table:table-cell table:style-name="Table2.A1" office:value-type="string">
            <text:p text:style-name="Table_20_Contents">SSE2</text:p>
          </table:table-cell>
        </table:table-row>
        <table:table-row table:style-name="TableLine94267401332384">
          <table:table-cell table:style-name="Table2.A1" office:value-type="string">
            <text:p text:style-name="Table_20_Contents"><text:span text:style-name="Source_20_Text">pmmintrin.h</text:span></text:p>
          </table:table-cell>
          <table:table-cell table:style-name="Table2.A1" office:value-type="string">
            <text:p text:style-name="Table_20_Contents">SSE3</text:p>
          </table:table-cell>
        </table:table-row>
        <table:table-row table:style-name="TableLine94267401333024">
          <table:table-cell table:style-name="Table2.A1" office:value-type="string">
            <text:p text:style-name="Table_20_Contents"><text:span text:style-name="Source_20_Text">tmmintrin.h</text:span></text:p>
          </table:table-cell>
          <table:table-cell table:style-name="Table2.A1" office:value-type="string">
            <text:p text:style-name="Table_20_Contents">SSSE3</text:p>
          </table:table-cell>
        </table:table-row>
        <table:table-row table:style-name="TableLine94267401333776">
          <table:table-cell table:style-name="Table2.A1" office:value-type="string">
            <text:p text:style-name="Table_20_Contents"><text:span text:style-name="Source_20_Text">smmintrin.h</text:span></text:p>
          </table:table-cell>
          <table:table-cell table:style-name="Table2.A1" office:value-type="string">
            <text:p text:style-name="Table_20_Contents">SSE4.1</text:p>
          </table:table-cell>
        </table:table-row>
        <table:table-row table:style-name="TableLine94267401334576">
          <table:table-cell table:style-name="Table2.A1" office:value-type="string">
            <text:p text:style-name="Table_20_Contents"><text:span text:style-name="Source_20_Text">nmmintrin.h</text:span></text:p>
          </table:table-cell>
          <table:table-cell table:style-name="Table2.A1" office:value-type="string">
            <text:p text:style-name="Table_20_Contents">SSE4.2</text:p>
          </table:table-cell>
        </table:table-row>
        <table:table-row table:style-name="TableLine94267401335376">
          <table:table-cell table:style-name="Table2.A1" office:value-type="string">
            <text:p text:style-name="Table_20_Contents"><text:span text:style-name="Source_20_Text">immintrin.h</text:span></text:p>
          </table:table-cell>
          <table:table-cell table:style-name="Table2.A1" office:value-type="string">
            <text:p text:style-name="Table_20_Contents">AVX, AVX2, AVX-512, FMA, etc.</text:p>
          </table:table-cell>
        </table:table-row>
        <table:table-row table:style-name="TableLine94267401336096">
          <table:table-cell table:style-name="Table2.A1" office:value-type="string">
            <text:p text:style-name="Table_20_Contents"><text:span text:style-name="Source_20_Text">arm_neon.h</text:span> (ARM)</text:p>
          </table:table-cell>
          <table:table-cell table:style-name="Table2.A1" office:value-type="string">
            <text:p text:style-name="Table_20_Contents">ARM NEON intrinsics</text:p>
          </table:table-cell>
        </table:table-row>
      </table:table>
      <text:p text:style-name="Standard"/>
      <text:h text:style-name="Heading_20_3" text:outline-level="3"/>
      <text:p text:style-name="Standard"/>
      <text:p text:style-name="P3">x264/encoder/analyse.c</text:p>
      <text:p text:style-name="P3">optimize-analyse_update_cache()</text:p>
      <text:p text:style-name="Standard"/>
      <text:p text:style-name="Standard">static void analyse_update_cache( x264_t *h, x264_mb_analysis_t *a <text:s/>)</text:p>
      <text:p text:style-name="Standard">{</text:p>
      <text:p text:style-name="Standard"><text:s text:c="4"/>switch( h-&gt;mb.i_type )</text:p>
      <text:p text:style-name="Standard"><text:s text:c="4"/>{</text:p>
      <text:p text:style-name="Standard"><text:s text:c="8"/>case I_4x4:</text:p>
      <text:p text:style-name="Standard"><text:s text:c="12"/>for( int i = 0; i &lt; 16; i++ )</text:p>
      <text:p text:style-name="Standard"><text:s text:c="12"/>{</text:p>
      <text:p text:style-name="Standard"><text:s text:c="16"/>//h-&gt;mb.cache.intra4x4_pred_mode[x264_scan8[i]] = a-&gt;i_predict4x4[i];</text:p>
      <text:p text:style-name="Standard"><text:s text:c="17"/>// If x264_scan8[i] == i for i=0..15, you can do:</text:p>
      <text:p text:style-name="Standard"><text:s text:c="13"/>__m128i v = _mm_loadu_si128((__m128i*)a-&gt;i_predict4x4);</text:p>
      <text:p text:style-name="Standard"><text:soft-page-break/><text:s text:c="13"/>_mm_storeu_si128((__m128i*)&amp;h-&gt;mb.cache.intra4x4_pred_mode[x264_scan8[0]], v);</text:p>
      <text:p text:style-name="Standard"><text:s text:c="12"/>}</text:p>
      <text:p text:style-name="Standard"><text:s text:c="12"/>mb_analyse_intra_chroma( h, a );</text:p>
      <text:p text:style-name="Standard"><text:s text:c="12"/>break;</text:p>
      <text:p text:style-name="Standard"/>
      <text:p text:style-name="P2">------------------------------------------------------------------------------------------------------------------------</text:p>
      <text:p text:style-name="P9">Let’s compute the <text:span text:style-name="Strong_20_Emphasis">relative improvement</text:span> in <text:span text:style-name="Source_20_Text">analyse_update_cache</text:span>:</text:p>
      <text:p text:style-name="Text_20_body">Improvement=1.221.22−0.88​×100≈27.87% </text:p>
      <text:p text:style-name="Text_20_body">So your SIMD optimization <text:span text:style-name="Strong_20_Emphasis">reduced the CPU time of this function by ~28%</text:span>.</text:p>
      <text:h text:style-name="P4" text:outline-level="3">Optimization Gain:</text:h>
      <text:p text:style-name="Text_20_body">Let’s compute the <text:span text:style-name="Strong_20_Emphasis">relative improvement</text:span> in <text:span text:style-name="Source_20_Text">analyse_update_cache</text:span>:</text:p>
      <text:p text:style-name="Text_20_body">Improvement=1.221.22−0.88​×100≈27.87% </text:p>
      <text:p text:style-name="Text_20_body">So your SIMD optimization <text:span text:style-name="Strong_20_Emphasis">reduced the CPU time of this function by ~28%</text:span>.</text:p>
      <text:p text:style-name="P2"/>
      <text:h text:style-name="P4" text:outline-level="3">Step 1: Understanding the 4x4 Block Structure</text:h>
      <text:list xml:id="list2247651036" text:style-name="L3">
        <text:list-item>
          <text:p text:style-name="P12">A <text:span text:style-name="Strong_20_Emphasis">16x16 macroblock</text:span> contains 256 pixels, divided into <text:span text:style-name="Strong_20_Emphasis">16 4x4 blocks</text:span> (each with 16 pixels), as shown in your diagram:</text:p>
        </text:list-item>
      </text:list>
      <text:p text:style-name="P2"/>
      <text:p text:style-name="P2">The 16x16 macroblock is divided as follows: </text:p>
      <text:p text:style-name="P2"/>
      <text:p text:style-name="P2">+-------+-------+-------+-------+</text:p>
      <text:p text:style-name="P2">| 4x4 B1| 4x4 B2| 4x4 B3| 4x4 B4|</text:p>
      <text:p text:style-name="P2">+-------+-------+-------+-------+</text:p>
      <text:p text:style-name="P2">| 4x4 B5| 4x4 B6| 4x4 B7| 4x4 B8|</text:p>
      <text:p text:style-name="P2">+-------+-------+-------+-------+</text:p>
      <text:p text:style-name="P2">| 4x4 B9| 4x4 B10|4x4 B11|4x4 B12|</text:p>
      <text:p text:style-name="P2">+-------+-------+-------+-------+</text:p>
      <text:p text:style-name="P2">| 4x4 B13|4x4 B14|4x4 B15|4x4 B16|</text:p>
      <text:p text:style-name="P2">+-------+-------+-------+-------+</text:p>
      <text:p text:style-name="P2"/>
      <text:p text:style-name="P2"/>
      <text:p text:style-name="P9">Each 4x4 block contains 16 pixels.</text:p>
      <text:p text:style-name="P2">[P(0,0), <text:s/>P(0,1), <text:s/>P(0,2), <text:s/>P(0,3)]</text:p>
      <text:p text:style-name="P2">[P(1,0), <text:s/>P(1,1), <text:s/>P(1,2), <text:s/>P(1,3)]</text:p>
      <text:p text:style-name="P2">[P(2,0), <text:s/>P(2,1), <text:s/>P(2,2), <text:s/>P(2,3)]</text:p>
      <text:p text:style-name="P2">[P(3,0), <text:s/>P(3,1), <text:s/>P(3,2), <text:s/>P(3,3)]</text:p>
      <text:p text:style-name="P2"/>
      <text:p text:style-name="P2"/>
      <text:p text:style-name="P9">For a 16x16 macroblock divided into 16 4x4 blocks, each 4x4 block can be predicted using one of nine intra prediction modes (Intra_4x4).</text:p>
      <text:p text:style-name="P11">Each 4x4 block (e.g., B1, B2, ..., B16) is processed independently for intra prediction. </text:p>
      <text:list xml:id="list3506802467" text:style-name="L2">
        <text:list-item>
          <text:p text:style-name="P10"><text:span text:style-name="T2">The blocks are typically processed in </text:span><text:span text:style-name="Strong_20_Emphasis"><text:span text:style-name="T2">raster scan order</text:span></text:span><text:span text:style-name="T2"> (left-to-right, top-to-bottom): B1, B2, B3, B4, B5, ..., B16.</text:span></text:p>
        </text:list-item>
      </text:list>
      <text:p text:style-name="P2"><text:soft-page-break/></text:p>
      <text:p text:style-name="P2"/>
      <text:h text:style-name="P4" text:outline-level="3">Step 2: Intra Prediction Modes for 4x4 Blocks</text:h>
      <text:p text:style-name="Text_20_body">H.264 defines <text:span text:style-name="Strong_20_Emphasis">nine intra prediction modes</text:span> for 4x4 luma blocks (Intra_4x4). These modes predict the 16 pixels in a 4x4 block using neighboring pixels from adjacent blocks (top, left, or both). The modes are:</text:p>
      <text:list xml:id="list505519508" text:style-name="L4">
        <text:list-item>
          <text:p text:style-name="P28"><text:span text:style-name="Strong_20_Emphasis">Mode 0 (Vertical)</text:span>: Predicts pixels by copying values from the 4 pixels above the block. </text:p>
        </text:list-item>
        <text:list-item>
          <text:p text:style-name="P28"><text:span text:style-name="Strong_20_Emphasis">Mode 1 (Horizontal)</text:span>: Predicts pixels by copying values from the 4 pixels to the left. </text:p>
        </text:list-item>
        <text:list-item>
          <text:p text:style-name="P28"><text:span text:style-name="Strong_20_Emphasis">Mode 2 (DC)</text:span>: Predicts pixels using the average of available pixels from above and left (or a fixed value if neighbors are unavailable). </text:p>
        </text:list-item>
        <text:list-item>
          <text:p text:style-name="P28"><text:span text:style-name="Strong_20_Emphasis">Mode 3 (Diagonal Down-Left)</text:span>: Predicts along a 45° angle from top-right to bottom-left. </text:p>
        </text:list-item>
        <text:list-item>
          <text:p text:style-name="P28"><text:span text:style-name="Strong_20_Emphasis">Mode 4 (Diagonal Down-Right)</text:span>: Predicts along a 45° angle from top-left to bottom-right. </text:p>
        </text:list-item>
        <text:list-item>
          <text:p text:style-name="P28"><text:span text:style-name="Strong_20_Emphasis">Mode 5 (Vertical-Right)</text:span>: Predicts along a vertical-right angle. </text:p>
        </text:list-item>
        <text:list-item>
          <text:p text:style-name="P28"><text:span text:style-name="Strong_20_Emphasis">Mode 6 (Horizontal-Down)</text:span>: Predicts along a horizontal-down angle. </text:p>
        </text:list-item>
        <text:list-item>
          <text:p text:style-name="P28"><text:span text:style-name="Strong_20_Emphasis">Mode 7 (Vertical-Left)</text:span>: Predicts along a vertical-left angle. </text:p>
        </text:list-item>
        <text:list-item>
          <text:p text:style-name="P13"><text:span text:style-name="Strong_20_Emphasis">Mode 8 (Horizontal-Up)</text:span>: Predicts along a horizontal-up angle. </text:p>
        </text:list-item>
      </text:list>
      <text:p text:style-name="Text_20_body">Each mode corresponds to a directional pattern or a simple averaging (DC) method, based on the assumption that pixel values are consistent along certain directions.</text:p>
      <text:p text:style-name="P15">Suppose the analysis phase determined the following intra prediction modes for the 16 4x4 blocks:</text:p>
      <text:list xml:id="list2135088037" text:style-name="L5">
        <text:list-item>
          <text:p text:style-name="P29">a-&gt;i_predict4x4[] = [0, 1, 2, 3, 0, 2, 1, 4, 2, 8, 7, 6, 1, 2, 0, 2] (e.g., 0=Vertical, 1=Horizontal, 2=DC, etc.). </text:p>
        </text:list-item>
        <text:list-item>
          <text:p text:style-name="P29">The x264_scan8 array might map indices like: </text:p>
          <text:list>
            <text:list-item>
              <text:p text:style-name="P16">x264_scan8[0] = 0 (B1), x264_scan8[1] = 1 (B2), x264_scan8[4] = 8 (B5), etc., depending on x264’s internal ordering. </text:p>
            </text:list-item>
          </text:list>
        </text:list-item>
      </text:list>
      <text:p text:style-name="P14">The loop copies each mode to the cache:</text:p>
      <text:list xml:id="list2431571438" text:style-name="L6">
        <text:list-item>
          <text:p text:style-name="P30">For i=0: h-&gt;mb.cache.intra4x4_pred_mode[x264_scan8[0]] = a-&gt;i_predict4x4[0] (e.g., mode 0 to B1’s cache position). </text:p>
        </text:list-item>
        <text:list-item>
          <text:p text:style-name="P30">For i=1: h-&gt;mb.cache.intra4x4_pred_mode[x264_scan8[1]] = a-&gt;i_predict4x4[1] (e.g., mode 1 to B2’s position). </text:p>
        </text:list-item>
        <text:list-item>
          <text:p text:style-name="P17">And so on, up to i=15. </text:p>
        </text:list-item>
      </text:list>
      <text:p text:style-name="P14">After the loop, h-&gt;mb.cache.intra4x4_pred_mode contains all 16 modes in the correct order for encoding.</text:p>
      <text:p text:style-name="P2"/>
      <text:p text:style-name="P2"/>
      <text:p text:style-name="P9">Prepared to encode the macroblock by storing modes in the cache for: </text:p>
      <text:list xml:id="list3445696830" text:style-name="L7">
        <text:list-item>
          <text:list>
            <text:list-item>
              <text:p text:style-name="P31">Computing residuals (actual pixels minus predicted pixels). </text:p>
            </text:list-item>
            <text:list-item>
              <text:p text:style-name="P31">Signaling modes to the decoder (using Most Probable Mode to reduce bits). </text:p>
            </text:list-item>
            <text:list-item>
              <text:p text:style-name="P18">Providing neighbor data for subsequent blocks or macroblocks. </text:p>
            </text:list-item>
          </text:list>
        </text:list-item>
      </text:list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9">The optimization comes from using SSE intrinsics (_mm_loadu_si128 and _mm_extract_epi8) to process multiple data elements in parallel. Here’s a detailed breakdown:</text:p>
      <text:h text:style-name="P5" text:outline-level="4">1. <text:span text:style-name="Strong_20_Emphasis">SIMD Data Loading with _mm_loadu_si128</text:span></text:h>
      <text:list xml:id="list1043351680" text:style-name="L15">
        <text:list-item>
          <text:p text:style-name="P22"/>
        </text:list-item>
      </text:list>
      <text:p text:style-name="P9"/>
      <text:p text:style-name="P9"><text:span text:style-name="Source_20_Text"><text:span text:style-name="T3">__m128i data = _mm_loadu_si128((__m128i*)a-&gt;i_predict4x4);</text:span></text:span></text:p>
      <text:p text:style-name="P2"/>
      <text:p text:style-name="P2"><text:span text:style-name="Strong_20_Emphasis">What It Does</text:span>: </text:p>
      <text:p text:style-name="P9">_mm_loadu_si128 loads <text:span text:style-name="Strong_20_Emphasis">16 bytes</text:span> (128 bits) from the memory address a-&gt;i_predict4x4 into a <text:span text:style-name="Strong_20_Emphasis">128-bit SIMD register</text:span> (__m128i). </text:p>
      <text:list xml:id="list681353204" text:style-name="L11">
        <text:list-item>
          <text:p text:style-name="P32">In x264, a-&gt;i_predict4x4 is an array of 16 uint8_t values (each representing an intra prediction mode, 0–8, for one of the 16 4x4 blocks). </text:p>
        </text:list-item>
      </text:list>
      <text:list xml:id="list2779892543" text:style-name="L12">
        <text:list-item>
          <text:p text:style-name="P19">This instruction loads all 16 modes into a single __m128i register in one operation, rather than accessing each uint8_t individually as in the scalar loop.</text:p>
        </text:list-item>
      </text:list>
      <text:p text:style-name="P2"/>
      <text:p text:style-name="P2"/>
      <text:p text:style-name="P2"><text:span text:style-name="Strong_20_Emphasis">Optimization</text:span>: </text:p>
      <text:list xml:id="list3713385486" text:style-name="L13">
        <text:list-item>
          <text:p text:style-name="P33"><text:span text:style-name="Strong_20_Emphasis">Single Memory Access</text:span>: The scalar loop requires 16 separate memory reads to access a-&gt;i_predict4x4[i] for i=0 to 15. In contrast, _mm_loadu_si128 performs <text:span text:style-name="Strong_20_Emphasis">one memory read</text:span> to load all 16 bytes, reducing memory access overhead. </text:p>
        </text:list-item>
        <text:list-item>
          <text:p text:style-name="P33"><text:span text:style-name="Strong_20_Emphasis">Unaligned Load</text:span>: The u in _mm_loadu_si128 indicates an <text:span text:style-name="Strong_20_Emphasis">unaligned load</text:span>, meaning the memory address doesn’t need to be 16-byte aligned. This makes the code more flexible, as a-&gt;i_predict4x4 may not be aligned in memory, but it’s slightly slower than an aligned load (_mm_load_si128). </text:p>
        </text:list-item>
        <text:list-item>
          <text:p text:style-name="P20"><text:span text:style-name="Strong_20_Emphasis">Vectorization</text:span>: The 16 modes are now in a single 128-bit register, ready for vectorized processing (though the loop still extracts them individually in this case).</text:p>
        </text:list-item>
      </text:list>
      <text:p text:style-name="P2"/>
      <text:p text:style-name="P2"/>
      <text:h text:style-name="P5" text:outline-level="4"><text:span text:style-name="Strong_20_Emphasis">Extracting Bytes with _mm_extract_epi8</text:span></text:h>
      <text:list xml:id="list600076105" text:style-name="L14">
        <text:list-item>
          <text:p text:style-name="P34"><text:span text:style-name="Strong_20_Emphasis">Instruction</text:span>: </text:p>
          <text:p text:style-name="P34"/>
          <text:p text:style-name="P42"><text:span text:style-name="Source_20_Text"><text:span text:style-name="T4">uint8_t</text:span></text:span><text:span text:style-name="Source_20_Text"><text:span text:style-name="T3"> v = _mm_extract_epi8(data, i);</text:span></text:span></text:p>
        </text:list-item>
        <text:list-item>
          <text:p text:style-name="P34"><text:span text:style-name="Strong_20_Emphasis">What It Does</text:span>: </text:p>
          <text:list>
            <text:list-item>
              <text:p text:style-name="P34">_mm_extract_epi8 extracts a single 8-bit value (one intra prediction mode) from the __m128i register data at index i (0 to 15). </text:p>
            </text:list-item>
            <text:list-item>
              <text:p text:style-name="P21">The extracted value v is assigned to h-&gt;mb.cache.intra4x4_pred_mode[x264_scan8[i]], mapping it to the correct position in the cache.</text:p>
            </text:list-item>
          </text:list>
        </text:list-item>
      </text:list>
      <text:p text:style-name="P2"><text:soft-page-break/></text:p>
      <text:p text:style-name="P2"/>
      <text:p text:style-name="P2"><text:span text:style-name="Strong_20_Emphasis">Optimization</text:span>: </text:p>
      <text:list xml:id="list1035640554" text:style-name="L17">
        <text:list-item>
          <text:p text:style-name="P37"><text:span text:style-name="Strong_20_Emphasis">Vector Register Access</text:span>: The modes are already loaded into the data register, so _mm_extract_epi8 accesses data from the register rather than memory, which is faster. </text:p>
        </text:list-item>
        <text:list-item>
          <text:p text:style-name="P23"><text:span text:style-name="Strong_20_Emphasis">Potential for Further Vectorization</text:span>: While this loop extracts one byte at a time, the use of __m128i sets the stage for further SIMD optimizations (e.g., vectorized writes or processing), though the current code doesn’t fully exploit this.</text:p>
        </text:list-item>
      </text:list>
      <text:p text:style-name="P2"/>
      <text:p text:style-name="P2"><text:span text:style-name="Strong_20_Emphasis">Why Still a Loop?</text:span>: </text:p>
      <text:list xml:id="list3793248861" text:style-name="L18">
        <text:list-item>
          <text:p text:style-name="P38">The x264_scan8 array introduces a <text:span text:style-name="Strong_20_Emphasis">non-sequential memory access pattern</text:span> because it maps linear indices (0–15) to specific positions in h-&gt;mb.cache.intra4x4_pred_mode (e.g., accounting for H.264’s block ordering). </text:p>
        </text:list-item>
        <text:list-item>
          <text:p text:style-name="P38">This non-sequential access prevents a fully vectorized write (e.g., using _mm_storeu_si128) to the cache, as the destination addresses are scattered. </text:p>
        </text:list-item>
        <text:list-item>
          <text:p text:style-name="P24">Thus, the loop extracts each mode individually with _mm_extract_epi8 and writes it to the mapped position.</text:p>
        </text:list-item>
      </text:list>
      <text:p text:style-name="P2"/>
      <text:h text:style-name="P5" text:outline-level="4"><text:span text:style-name="Strong_20_Emphasis">Overall Performance Gains</text:span></text:h>
      <text:list xml:id="list291751859" text:style-name="L19">
        <text:list-item>
          <text:p text:style-name="P39"><text:span text:style-name="Strong_20_Emphasis">Memory Access</text:span>: </text:p>
          <text:list>
            <text:list-item>
              <text:p text:style-name="P39">Scalar Loop: 16 memory reads for a-&gt;i_predict4x4[i] and 16 memory writes for h-&gt;mb.cache.intra4x4_pred_mode[x264_scan8[i]]. </text:p>
            </text:list-item>
            <text:list-item>
              <text:p text:style-name="P39">SIMD Version: <text:span text:style-name="Strong_20_Emphasis">1 memory read</text:span> (_mm_loadu_si128) for all 16 modes, plus 16 memory writes (same as scalar due to scattered access). </text:p>
            </text:list-item>
            <text:list-item>
              <text:p text:style-name="P39"><text:span text:style-name="Strong_20_Emphasis">Gain</text:span>: Reduces memory read operations significantly, which is critical because memory accesses are slower than register operations. </text:p>
            </text:list-item>
          </text:list>
        </text:list-item>
        <text:list-item>
          <text:p text:style-name="P39"><text:span text:style-name="Strong_20_Emphasis">Instruction Efficiency</text:span>: </text:p>
          <text:list>
            <text:list-item>
              <text:p text:style-name="P39">_mm_loadu_si128 is a single instruction that loads 16 bytes, faster than 16 scalar reads. </text:p>
            </text:list-item>
            <text:list-item>
              <text:p text:style-name="P39">_mm_extract_epi8 (available in SSE4.1 or later) is a fast register operation to extract one byte from the __m128i register. </text:p>
            </text:list-item>
          </text:list>
        </text:list-item>
        <text:list-item>
          <text:p text:style-name="P25"/>
        </text:list-item>
      </text:list>
      <text:p text:style-name="P2"/>
      <text:p text:style-name="P7">In scalar loop what happen we read from memory 16 times and write to the memory 16 times<text:line-break/>but <text:s/>in simd we read memory 1 time and write to the memory 16 times.</text:p>
      <text:p text:style-name="P8"/>
      <text:p text:style-name="P8"/>
      <text:p text:style-name="P9">The code:</text:p>
      <text:p text:style-name="P41"><text:span text:style-name="Source_20_Text"><text:span text:style-name="T3">__m128i data = _mm_loadu_si128((__m128i*)a-&gt;i_predict4x4); </text:span></text:span><text:span text:style-name="Source_20_Text"><text:span text:style-name="T4">for</text:span></text:span><text:span text:style-name="Source_20_Text"><text:span text:style-name="T3"> (</text:span></text:span><text:span text:style-name="Source_20_Text"><text:span text:style-name="T4">int</text:span></text:span><text:span text:style-name="Source_20_Text"><text:span text:style-name="T3"> i = </text:span></text:span><text:span text:style-name="Source_20_Text"><text:span text:style-name="T5">0</text:span></text:span><text:span text:style-name="Source_20_Text"><text:span text:style-name="T3">; i &lt; </text:span></text:span><text:span text:style-name="Source_20_Text"><text:span text:style-name="T5">16</text:span></text:span><text:span text:style-name="Source_20_Text"><text:span text:style-name="T3">; i++) { </text:span></text:span><text:span text:style-name="Source_20_Text"><text:span text:style-name="T4">uint8_t</text:span></text:span><text:span text:style-name="Source_20_Text"><text:span text:style-name="T3"> v = _mm_extract_epi8(data, i); h-&gt;mb.cache.intra4x4_pred_mode[x264_scan8[i]] = v; }</text:span></text:span></text:p>
      <text:p text:style-name="P27"><text:span text:style-name="Strong_20_Emphasis"><text:span text:style-name="T6">short way:-</text:span></text:span></text:p>
      <text:p text:style-name="Text_20_body"><text:span text:style-name="Strong_20_Emphasis">What it does</text:span>: Copies 16 intra 4x4 prediction modes (0–8) for a 16x16 macroblock’s 4x4 blocks from a-&gt;i_predict4x4 to h-&gt;mb.cache.intra4x4_pred_mode using x264_scan8 mapping.</text:p>
      <text:p text:style-name="Text_20_body"><text:soft-page-break/><text:span text:style-name="Strong_20_Emphasis">Optimization</text:span>:</text:p>
      <text:list xml:id="list137501640" text:style-name="L20">
        <text:list-item>
          <text:p text:style-name="P40">Uses <text:span text:style-name="Strong_20_Emphasis">SSE SIMD</text:span>: </text:p>
          <text:list>
            <text:list-item>
              <text:p text:style-name="P40">_mm_loadu_si128: Loads all 16 modes in <text:span text:style-name="Strong_20_Emphasis">one memory read</text:span> (vs. 16 in scalar loop). </text:p>
            </text:list-item>
            <text:list-item>
              <text:p text:style-name="P40">_mm_extract_epi8: Extracts each mode from a 128-bit register, faster than memory access. </text:p>
            </text:list-item>
          </text:list>
        </text:list-item>
        <text:list-item>
          <text:p text:style-name="P40"><text:span text:style-name="Strong_20_Emphasis">Benefit</text:span>: Reduces memory reads from 16 to 1, saving bandwidth and cycles. </text:p>
        </text:list-item>
        <text:list-item>
          <text:p text:style-name="P26"><text:span text:style-name="Strong_20_Emphasis">Limitation</text:span>: Loop remains due to scattered writes (x264_scan8), preventing full vectorization. </text:p>
        </text:list-item>
      </text:list>
      <text:p text:style-name="Text_20_body"><text:span text:style-name="Strong_20_Emphasis">Impact</text:span>: Speeds up x264 encoding by minimizing memory access for mode caching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<text:line-break/><text:span text:style-name="T1">writeen in assembly lang so rewritten in c using avx512 older used x264_8_pixel_avg2_w16_sse2</text:span></text:p>
      <text:p text:style-name="P3">x264/common/pixel.c</text:p>
      <text:p text:style-name="P2"/>
      <text:p text:style-name="P2">#if !HIGH_BIT_DEPTH</text:p>
      <text:p text:style-name="Standard">void x264_8_pixel_avg2_w16_avx512(uint8_t *dst, int dst_stride, </text:p>
      <text:p text:style-name="Standard"><text:s text:c="33"/>uint8_t *src1, int src1_stride,</text:p>
      <text:p text:style-name="Standard"><text:s text:c="33"/>uint8_t *src2, int src2_stride, </text:p>
      <text:p text:style-name="Standard"><text:s text:c="33"/>int width, int height)</text:p>
      <text:p text:style-name="Standard">{</text:p>
      <text:p text:style-name="Standard"><text:s text:c="4"/>fprintf(stderr, "Called x264_8_pixel_avg2_w16_avx512\n");</text:p>
      <text:p text:style-name="Standard"><text:s text:c="4"/>for (int y = 0; y &lt; height; y++)</text:p>
      <text:p text:style-name="Standard"><text:s text:c="4"/>{</text:p>
      <text:p text:style-name="Standard"><text:s text:c="8"/>__m512i s1 = _mm512_loadu_si512((__m512i*)src1);</text:p>
      <text:p text:style-name="Standard"><text:s text:c="8"/>__m512i s2 = _mm512_loadu_si512((__m512i*)src2);</text:p>
      <text:p text:style-name="Standard"><text:s text:c="8"/>__m512i avg = _mm512_avg_epu8(s1, s2);</text:p>
      <text:p text:style-name="Standard"><text:s text:c="8"/>_mm512_storeu_si512((__m512i*)dst, avg);</text:p>
      <text:p text:style-name="Standard"><text:s text:c="8"/>dst += dst_stride;</text:p>
      <text:p text:style-name="Standard"><text:s text:c="8"/>src1 += src1_stride;</text:p>
      <text:p text:style-name="Standard"><text:s text:c="8"/>src2 += src2_stride;</text:p>
      <text:p text:style-name="Standard"><text:s text:c="4"/>}</text:p>
      <text:p text:style-name="Standard">}</text:p>
      <text:p text:style-name="Standard">#endif /* !HIGH_BIT_DEPTH */</text:p>
      <text:p text:style-name="Standard"/>
      <text:p text:style-name="Standard">--------------------------------------------</text:p>
      <text:p text:style-name="P1">register</text:p>
      <text:p text:style-name="Standard">-----------------------------------------------</text:p>
      <text:p text:style-name="Standard">if( cpu&amp;X264_CPU_AVX512 )</text:p>
      <text:p text:style-name="Standard"><text:s text:c="4"/>{</text:p>
      <text:p text:style-name="Standard"><text:s text:c="8"/>INIT8( sad, _avx512 );</text:p>
      <text:p text:style-name="Standard"><text:s text:c="8"/>INIT8_NAME( sad_aligned, sad, _avx512 );</text:p>
      <text:p text:style-name="Standard"><text:s text:c="8"/>INIT7( sad_x3, _avx512 );</text:p>
      <text:p text:style-name="Standard"><text:s text:c="8"/>INIT7( sad_x4, _avx512 );</text:p>
      <text:p text:style-name="Standard"><text:soft-page-break/><text:s text:c="8"/>INIT8( satd, _avx512 );</text:p>
      <text:p text:style-name="Standard"><text:s text:c="8"/>INIT7( satd_x3, _avx512 );</text:p>
      <text:p text:style-name="Standard"><text:s text:c="8"/>INIT7( satd_x4, _avx512 );</text:p>
      <text:p text:style-name="Standard"><text:s text:c="8"/>pixf-&gt;sa8d[PIXEL_8x8] = x264_pixel_sa8d_8x8_avx512;</text:p>
      <text:p text:style-name="Standard"><text:s text:c="8"/>pixf-&gt;var[PIXEL_8x8] <text:s text:c="2"/>= x264_pixel_var_8x8_avx512;</text:p>
      <text:p text:style-name="Standard"><text:s text:c="8"/>pixf-&gt;var[PIXEL_8x16] <text:s/>= x264_pixel_var_8x16_avx512;</text:p>
      <text:p text:style-name="Standard"><text:s text:c="8"/>pixf-&gt;var[PIXEL_16x16] = x264_pixel_var_16x16_avx512;</text:p>
      <text:p text:style-name="Standard"><text:s text:c="8"/>pixf-&gt;var2[PIXEL_8x8] <text:s/>= x264_pixel_var2_8x8_avx512;</text:p>
      <text:p text:style-name="Standard"><text:s text:c="8"/>pixf-&gt;var2[PIXEL_8x16] = x264_pixel_var2_8x16_avx512;</text:p>
      <text:p text:style-name="Standard"><text:s text:c="8"/>pixf-&gt;avg2[PIXEL_16x16] = x264_8_pixel_avg2_w16_avx512;</text:p>
      <text:p text:style-name="Standard"><text:s text:c="8"/>fprintf(stderr, "Forced avg[16x16] to x264_8_pixel_avg2_w16_avx512\n");</text:p>
      <text:p text:style-name="Standard"><text:s text:c="9"/>// Force a test call</text:p>
      <text:p text:style-name="Standard"><text:s text:c="4"/>uint8_t dummy1[64] = {0}, dummy2[64] = {0}, dummy_dst[64] = {0};</text:p>
      <text:p text:style-name="Standard"><text:s text:c="4"/>x264_8_pixel_avg2_w16_avx512(dummy_dst, 16, dummy1, 16, dummy2, 16, 16, 4);</text:p>
      <text:p text:style-name="Standard"><text:s text:c="4"/></text:p>
      <text:p text:style-name="Standard"><text:s text:c="4"/>}</text:p>
      <text:p text:style-name="Standard"/>
      <text:p text:style-name="Standard"/>
      <text:p text:style-name="Standard">----------------------------------------------------------------------------------------------------------------------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font-ibm-plex-mono" svg:font-family="'var font-ibm-plex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6T11:33:48.015580940</meta:creation-date>
    <dc:date>2025-06-12T00:49:22.066672657</dc:date>
    <meta:editing-duration>PT4H48M21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7" meta:paragraph-count="206" meta:word-count="1621" meta:character-count="12010" meta:non-whitespace-character-count="10116"/>
  </office:meta>
</office:document-meta>
</file>